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paragraph-rsid="001f15cd"/>
    </style:style>
    <style:style style:name="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1f15cd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/>
      <style:text-properties style:use-window-font-color="true" loext:opacity="0%" style:font-name="Calibri" fo:font-size="9pt" fo:language="es" fo:country="ES" fo:font-weight="normal" officeooo:rsid="0013bc01" officeooo:paragraph-rsid="0058219c" style:font-size-asian="9pt" style:font-weight-asian="normal" style:font-name-complex="Calibri" style:font-size-complex="9pt" style:font-weight-complex="normal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Calibri" fo:font-size="9pt" officeooo:paragraph-rsid="0058219c" fo:background-color="transparent" style:font-size-asian="9pt" style:font-size-complex="9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6pt" fo:language="es" fo:country="ES" fo:font-weight="bold" officeooo:rsid="001aac9b" officeooo:paragraph-rsid="002a41e7" style:font-size-asian="16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a41e7"/>
    </style:style>
    <style:style style:name="P7" style:family="paragraph" style:parent-style-name="Standard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1f15cd" style:font-size-asian="11.5pt" style:font-weight-asian="bold" style:font-name-complex="Calibri" style:font-size-complex="11.5pt" style:font-weight-complex="bold"/>
    </style:style>
    <style:style style:name="P8" style:family="paragraph" style:parent-style-name="Standard">
      <style:text-properties officeooo:paragraph-rsid="0058219c"/>
    </style:style>
    <style:style style:name="P9" style:family="paragraph" style:parent-style-name="Text_20_body">
      <style:paragraph-properties fo:margin-top="0cm" fo:margin-bottom="0cm" style:contextual-spacing="false" fo:line-height="100%" fo:padding="0.049cm" fo:border="0.99pt solid #333333" style:shadow="#808080 0.18cm 0.18cm"/>
      <style:text-properties style:font-name="Arial" fo:font-size="12pt" fo:font-weight="bold" officeooo:rsid="00108ffa" officeooo:paragraph-rsid="001f15cd" style:font-size-asian="12pt" style:font-weight-asian="bold" style:font-size-complex="12pt" style:font-weight-complex="bold"/>
    </style:style>
    <style:style style:name="P10" style:family="paragraph" style:parent-style-name="Text_20_body" style:master-page-name="">
      <loext:graphic-properties draw:fill="none"/>
      <style:paragraph-properties fo:margin-top="0cm" fo:margin-bottom="0cm" style:contextual-spacing="false" fo:line-height="100%" fo:text-align="justify" style:justify-single-word="false" fo:orphans="2" fo:widows="2" style:page-number="auto" fo:background-color="transparent" fo:padding="0cm" fo:border="none" style:shadow="none" style:writing-mode="lr-tb"/>
      <style:text-properties style:font-name="Arial" fo:font-size="11pt" fo:font-style="normal" fo:font-weight="normal" officeooo:rsid="00340b13" officeooo:paragraph-rsid="001fcfe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Text_20_body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fo:padding="0cm" fo:border="none" style:shadow="none" style:writing-mode="lr-tb"/>
      <style:text-properties style:font-name="Arial" fo:font-size="11pt" fo:font-style="normal" fo:font-weight="normal" officeooo:rsid="004197ec" officeooo:paragraph-rsid="004d3f5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Text_20_body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fo:padding="0.049cm" fo:border-left="none" fo:border-right="none" fo:border-top="0.06pt solid #000000" fo:border-bottom="none" style:shadow="none" style:writing-mode="lr-tb"/>
      <style:text-properties style:font-name="Arial" fo:font-size="11pt" fo:font-style="normal" fo:font-weight="normal" officeooo:rsid="002f7e25" officeooo:paragraph-rsid="004d3f5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fo:padding="0cm" fo:border="none" style:shadow="none" style:writing-mode="lr-tb"/>
      <style:text-properties style:font-name="Arial" fo:font-size="11pt" fo:font-style="normal" fo:font-weight="bold" officeooo:rsid="0039748f" officeooo:paragraph-rsid="0039748f" style:font-size-asian="11pt" style:font-style-asian="normal" style:font-weight-asian="bold" style:font-name-complex="Arial1" style:font-size-complex="11pt" style:font-style-complex="normal" style:font-weight-complex="bold"/>
    </style:style>
    <style:style style:name="P14" style:family="paragraph" style:parent-style-name="Text_20_body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fo:padding="0.049cm" fo:border-left="none" fo:border-right="none" fo:border-top="none" fo:border-bottom="0.06pt solid #000000" style:shadow="none" style:writing-mode="lr-tb"/>
      <style:text-properties style:font-name="Arial" fo:font-size="11pt" fo:font-style="normal" fo:font-weight="bold" officeooo:rsid="004ad4a2" officeooo:paragraph-rsid="004d3f51" style:font-size-asian="11pt" style:font-style-asian="normal" style:font-weight-asian="bold" style:font-name-complex="Arial1" style:font-size-complex="11pt" style:font-style-complex="normal" style:font-weight-complex="bold"/>
    </style:style>
    <style:style style:name="P15" style:family="paragraph" style:parent-style-name="Text_20_body">
      <style:paragraph-properties fo:margin-left="1.251cm" fo:margin-right="0cm" fo:margin-top="0cm" fo:margin-bottom="0.101cm" style:contextual-spacing="false" fo:line-height="100%" fo:text-align="justify" style:justify-single-word="false" fo:text-indent="0cm" style:auto-text-indent="false"/>
      <style:text-properties style:font-name="Arial" fo:font-size="10.5pt" fo:font-weight="bold" officeooo:rsid="002e43d4" officeooo:paragraph-rsid="002e43d4" style:font-size-asian="10.5pt" style:font-weight-asian="bold" style:font-size-complex="10.5pt" style:font-weight-complex="bold"/>
    </style:style>
    <style:style style:name="P16" style:family="paragraph" style:parent-style-name="Text_20_body">
      <style:paragraph-properties fo:margin-top="0cm" fo:margin-bottom="0.101cm" style:contextual-spacing="false" fo:line-height="100%" fo:text-align="justify" style:justify-single-word="false"/>
      <style:text-properties style:font-name="Arial" fo:font-size="10.5pt" fo:font-weight="normal" officeooo:rsid="004141c4" officeooo:paragraph-rsid="004141c4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top="0cm" fo:margin-bottom="0.101cm" style:contextual-spacing="false" fo:line-height="100%" fo:text-align="justify" style:justify-single-word="false"/>
      <style:text-properties style:font-name="Arial" fo:font-size="10.5pt" fo:font-weight="normal" officeooo:rsid="002d29c7" officeooo:paragraph-rsid="00400e74" style:font-size-asian="10.5pt" style:font-weight-asian="normal" style:font-size-complex="10.5pt" style:font-weight-complex="normal"/>
    </style:style>
    <style:style style:name="P18" style:family="paragraph" style:parent-style-name="Text_20_body">
      <style:paragraph-properties fo:margin-top="0cm" fo:margin-bottom="0.101cm" style:contextual-spacing="false" fo:line-height="100%" fo:text-align="justify" style:justify-single-word="false"/>
      <style:text-properties style:font-name="Arial" fo:font-size="10.5pt" fo:font-weight="normal" officeooo:rsid="00313485" officeooo:paragraph-rsid="004141c4" style:font-size-asian="10.5pt" style:font-weight-asian="normal" style:font-size-complex="10.5pt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00%" fo:padding="0.049cm" fo:border="0.99pt solid #333333" style:shadow="#808080 0.18cm 0.18cm"/>
      <style:text-properties officeooo:paragraph-rsid="001f15cd"/>
    </style:style>
    <style:style style:name="P20" style:family="paragraph" style:parent-style-name="Text_20_body">
      <style:paragraph-properties fo:margin-top="0cm" fo:margin-bottom="0cm" style:contextual-spacing="false" fo:line-height="100%" fo:text-align="center" style:justify-single-word="false" fo:padding="0.049cm" fo:border="0.06pt solid #000000" style:shadow="none"/>
      <style:text-properties officeooo:paragraph-rsid="001fcfe1"/>
    </style:style>
    <style:style style:name="P21" style:family="paragraph" style:parent-style-name="Standard">
      <loext:graphic-properties draw:fill="solid" draw:fill-color="#d9d9d9"/>
      <style:paragraph-properties fo:line-height="100%" fo:text-align="center" style:justify-single-word="false" fo:background-color="#d9d9d9"/>
      <style:text-properties officeooo:paragraph-rsid="001fcfe1"/>
    </style:style>
    <style:style style:name="P22" style:family="paragraph" style:parent-style-name="Text_20_body" style:master-page-name="Standard">
      <style:paragraph-properties fo:margin-top="0cm" fo:margin-bottom="0cm" style:contextual-spacing="false" fo:line-height="100%" style:page-number="auto" fo:padding="0.049cm" fo:border="0.99pt solid #333333" style:shadow="#808080 0.18cm 0.18cm"/>
      <style:text-properties style:font-name="Arial" fo:font-size="12pt" fo:font-weight="bold" officeooo:rsid="00101106" officeooo:paragraph-rsid="001f15cd" style:font-size-asian="12pt" style:font-weight-asian="bold" style:font-size-complex="12pt" style:font-weight-complex="bold"/>
    </style:style>
    <style:style style:name="P23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style:font-name="Arial" fo:font-size="10.5pt" fo:font-weight="bold" officeooo:rsid="002e43d4" officeooo:paragraph-rsid="002e43d4" style:font-size-asian="10.5pt" style:font-weight-asian="bold" style:font-size-complex="10.5pt" style:font-weight-complex="bold"/>
    </style:style>
    <style:style style:name="P24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style:font-name="Arial" fo:font-size="10.5pt" fo:font-weight="normal" officeooo:rsid="004141c4" officeooo:paragraph-rsid="005f6595" style:font-size-asian="10.5pt" style:font-weight-asian="normal" style:font-size-complex="10.5pt" style:font-weight-complex="normal"/>
    </style:style>
    <style:style style:name="P25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style:font-name="Arial" fo:font-size="10.5pt" fo:font-weight="normal" officeooo:rsid="0063b39b" officeooo:paragraph-rsid="0063b39b" style:font-size-asian="10.5pt" style:font-weight-asian="normal" style:font-size-complex="10.5pt" style:font-weight-complex="normal"/>
    </style:style>
    <style:style style:name="P26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style:font-name="Arial" fo:font-size="10.5pt" fo:font-weight="normal" officeooo:rsid="0032371a" officeooo:paragraph-rsid="0032371a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style:paragraph-properties fo:margin-top="0cm" fo:margin-bottom="0.101cm" style:contextual-spacing="false" fo:line-height="100%" fo:text-align="justify" style:justify-single-word="false"/>
      <style:text-properties officeooo:paragraph-rsid="004fd8c0"/>
    </style:style>
    <style:style style:name="P28" style:family="paragraph" style:parent-style-name="Text_20_body" style:list-style-name="L1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fo:padding="0cm" fo:border="none" style:shadow="none" style:writing-mode="lr-tb"/>
      <style:text-properties officeooo:paragraph-rsid="004d3f51"/>
    </style:style>
    <style:style style:name="P29" style:family="paragraph" style:parent-style-name="Text_20_body" style:list-style-name="L1">
      <loext:graphic-properties draw:fill="none"/>
      <style:paragraph-properties fo:margin-top="0cm" fo:margin-bottom="0cm" style:contextual-spacing="false" fo:line-height="100%" fo:text-align="justify" style:justify-single-word="false" fo:orphans="2" fo:widows="2" fo:background-color="transparent" fo:padding="0cm" fo:border="none" style:shadow="none" style:writing-mode="lr-tb">
        <style:tab-stops/>
      </style:paragraph-properties>
      <style:text-properties officeooo:paragraph-rsid="004d3f51"/>
    </style:style>
    <style:style style:name="P30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paragraph-rsid="005f6595"/>
    </style:style>
    <style:style style:name="P31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paragraph-rsid="00400e74"/>
    </style:style>
    <style:style style:name="P32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paragraph-rsid="002e43d4"/>
    </style:style>
    <style:style style:name="P33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paragraph-rsid="004141c4"/>
    </style:style>
    <style:style style:name="P34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paragraph-rsid="00670483"/>
    </style:style>
    <style:style style:name="P35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paragraph-rsid="0045dbdc"/>
    </style:style>
    <style:style style:name="P36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paragraph-rsid="0032371a"/>
    </style:style>
    <style:style style:name="P37" style:family="paragraph" style:parent-style-name="Text_20_body" style:list-style-name="L2">
      <style:paragraph-properties fo:margin-top="0cm" fo:margin-bottom="0.101cm" style:contextual-spacing="false" fo:line-height="100%" fo:text-align="justify" style:justify-single-word="false"/>
      <style:text-properties officeooo:rsid="00642008" officeooo:paragraph-rsid="00642008"/>
    </style:style>
    <style:style style:name="P38" style:family="paragraph" style:parent-style-name="Text_20_body" style:list-style-name="L3">
      <style:paragraph-properties fo:margin-top="0cm" fo:margin-bottom="0.101cm" style:contextual-spacing="false" fo:line-height="100%" fo:text-align="justify" style:justify-single-word="false"/>
      <style:text-properties officeooo:rsid="00670483" officeooo:paragraph-rsid="00670483"/>
    </style:style>
    <style:style style:name="P39" style:family="paragraph" style:parent-style-name="Text_20_body" style:list-style-name="L3">
      <style:paragraph-properties fo:margin-top="0cm" fo:margin-bottom="0.101cm" style:contextual-spacing="false" fo:line-height="100%" fo:text-align="justify" style:justify-single-word="false"/>
      <style:text-properties officeooo:rsid="0067ee8c" officeooo:paragraph-rsid="0067ee8c"/>
    </style:style>
    <style:style style:name="T1" style:family="text">
      <style:text-properties fo:color="#6666ff" loext:opacity="100%" style:font-name="Calibri" fo:font-size="16pt" fo:language="es" fo:country="ES" fo:font-weight="bold" officeooo:rsid="001aac9b" style:font-size-asian="16pt" style:font-weight-asian="bold" style:font-name-complex="Calibri" style:font-size-complex="16pt" style:font-weight-complex="bold"/>
    </style:style>
    <style:style style:name="T2" style:family="text">
      <style:text-properties fo:color="#6666ff" loext:opacity="100%" style:font-name="Calibri" fo:font-size="16pt" fo:language="es" fo:country="ES" fo:font-weight="bold" officeooo:rsid="006c52af" style:font-size-asian="16pt" style:font-weight-asian="bold" style:font-name-complex="Calibri" style:font-size-complex="16pt" style:font-weight-complex="bold"/>
    </style:style>
    <style:style style:name="T3" style:family="text">
      <style:text-properties fo:color="#6666ff" loext:opacity="100%" style:font-name="Calibri" fo:font-size="16pt" fo:language="es" fo:country="ES" fo:font-weight="bold" officeooo:rsid="003e12be" style:font-size-asian="16pt" style:font-weight-asian="bold" style:font-name-complex="Calibri" style:font-size-complex="16pt" style:font-weight-complex="bold"/>
    </style:style>
    <style:style style:name="T4" style:family="text">
      <style:text-properties fo:color="#6666ff" loext:opacity="100%" style:font-name="Calibri" fo:font-size="16pt" fo:language="es" fo:country="ES" fo:font-weight="bold" officeooo:rsid="005ccf8a" style:font-size-asian="16pt" style:font-weight-asian="bold" style:font-name-complex="Calibri" style:font-size-complex="16pt" style:font-weight-complex="bold"/>
    </style:style>
    <style:style style:name="T5" style:family="text">
      <style:text-properties officeooo:rsid="0015b57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text-underline-style="none" fo:background-color="transparent" loext:char-shading-value="0"/>
    </style:style>
    <style:style style:name="T8" style:family="text">
      <style:text-properties officeooo:rsid="0015d8f1"/>
    </style:style>
    <style:style style:name="T9" style:family="text">
      <style:text-properties officeooo:rsid="00129831"/>
    </style:style>
    <style:style style:name="T10" style:family="text">
      <style:text-properties officeooo:rsid="00369c9b"/>
    </style:style>
    <style:style style:name="T11" style:family="text">
      <style:text-properties style:font-name="Arial" fo:font-size="12pt" fo:font-weight="bold" officeooo:rsid="00101106" style:font-size-asian="12pt" style:font-weight-asian="bold" style:font-name-complex="Arial1" style:font-size-complex="12pt" style:font-weight-complex="bold"/>
    </style:style>
    <style:style style:name="T12" style:family="text">
      <style:text-properties style:font-name="Arial" fo:font-size="12pt" fo:font-weight="bold" officeooo:rsid="002a9414" style:font-size-asian="12pt" style:font-weight-asian="bold" style:font-name-complex="Arial1" style:font-size-complex="12pt" style:font-weight-complex="bold"/>
    </style:style>
    <style:style style:name="T13" style:family="text">
      <style:text-properties style:font-name="Arial" fo:font-size="12pt" fo:font-weight="bold" officeooo:rsid="003e12be" style:font-size-asian="12pt" style:font-weight-asian="bold" style:font-name-complex="Arial1" style:font-size-complex="12pt" style:font-weight-complex="bold"/>
    </style:style>
    <style:style style:name="T14" style:family="text">
      <style:text-properties style:font-name="Arial" fo:font-size="12pt" fo:font-weight="bold" officeooo:rsid="005d4537" style:font-size-asian="12pt" style:font-weight-asian="bold" style:font-name-complex="Arial1" style:font-size-complex="12pt" style:font-weight-complex="bold"/>
    </style:style>
    <style:style style:name="T15" style:family="text">
      <style:text-properties style:font-name="Arial" fo:font-size="12pt" fo:font-weight="bold" officeooo:rsid="006c52af" style:font-size-asian="12pt" style:font-weight-asian="bold" style:font-name-complex="Arial1" style:font-size-complex="12pt" style:font-weight-complex="bold"/>
    </style:style>
    <style:style style:name="T1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3ba052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bold" officeooo:rsid="005d4537" style:font-size-asian="12pt" style:font-weight-asian="bold" style:font-size-complex="12pt" style:font-weight-complex="bold"/>
    </style:style>
    <style:style style:name="T19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style:font-name="Arial" fo:font-size="10.5pt" fo:font-weight="normal" officeooo:rsid="002c82cd" style:font-size-asian="10.5pt" style:font-weight-asian="normal" style:font-size-complex="10.5pt" style:font-weight-complex="normal"/>
    </style:style>
    <style:style style:name="T21" style:family="text">
      <style:text-properties style:font-name="Arial" fo:font-size="10.5pt" fo:font-weight="normal" officeooo:rsid="002f7e25" style:font-size-asian="10.5pt" style:font-weight-asian="normal" style:font-size-complex="10.5pt" style:font-weight-complex="normal"/>
    </style:style>
    <style:style style:name="T22" style:family="text">
      <style:text-properties style:font-name="Arial" fo:font-size="10.5pt" fo:font-weight="normal" officeooo:rsid="001fcfe1" style:font-size-asian="10.5pt" style:font-weight-asian="normal" style:font-size-complex="10.5pt" style:font-weight-complex="normal"/>
    </style:style>
    <style:style style:name="T23" style:family="text">
      <style:text-properties style:font-name="Arial" fo:font-size="10.5pt" fo:font-weight="normal" officeooo:rsid="002d29c7" style:font-size-asian="10.5pt" style:font-weight-asian="normal" style:font-size-complex="10.5pt" style:font-weight-complex="normal"/>
    </style:style>
    <style:style style:name="T24" style:family="text">
      <style:text-properties style:font-name="Arial" fo:font-size="10.5pt" fo:font-weight="normal" officeooo:rsid="002e43d4" style:font-size-asian="10.5pt" style:font-weight-asian="normal" style:font-size-complex="10.5pt" style:font-weight-complex="normal"/>
    </style:style>
    <style:style style:name="T25" style:family="text">
      <style:text-properties style:font-name="Arial" fo:font-size="10.5pt" fo:font-weight="normal" officeooo:rsid="0032371a" style:font-size-asian="10.5pt" style:font-weight-asian="normal" style:font-size-complex="10.5pt" style:font-weight-complex="normal"/>
    </style:style>
    <style:style style:name="T26" style:family="text">
      <style:text-properties style:font-name="Arial" fo:font-size="10.5pt" fo:font-weight="normal" officeooo:rsid="00400e74" style:font-size-asian="10.5pt" style:font-weight-asian="normal" style:font-size-complex="10.5pt" style:font-weight-complex="normal"/>
    </style:style>
    <style:style style:name="T27" style:family="text">
      <style:text-properties style:font-name="Arial" fo:font-size="10.5pt" fo:font-weight="normal" officeooo:rsid="004141c4" style:font-size-asian="10.5pt" style:font-weight-asian="normal" style:font-size-complex="10.5pt" style:font-weight-complex="normal"/>
    </style:style>
    <style:style style:name="T28" style:family="text">
      <style:text-properties style:font-name="Arial" fo:font-size="10.5pt" fo:font-weight="normal" officeooo:rsid="0045dbdc" style:font-size-asian="10.5pt" style:font-weight-asian="normal" style:font-size-complex="10.5pt" style:font-weight-complex="normal"/>
    </style:style>
    <style:style style:name="T29" style:family="text">
      <style:text-properties style:font-name="Arial" fo:font-size="10.5pt" fo:font-weight="normal" officeooo:rsid="0034eb77" style:font-size-asian="10.5pt" style:font-weight-asian="normal" style:font-size-complex="10.5pt" style:font-weight-complex="normal"/>
    </style:style>
    <style:style style:name="T30" style:family="text">
      <style:text-properties style:font-name="Arial" fo:font-size="10.5pt" fo:font-weight="normal" officeooo:rsid="005d4537" style:font-size-asian="10.5pt" style:font-weight-asian="normal" style:font-size-complex="10.5pt" style:font-weight-complex="normal"/>
    </style:style>
    <style:style style:name="T31" style:family="text">
      <style:text-properties style:font-name="Arial" fo:font-size="10.5pt" fo:font-weight="normal" officeooo:rsid="008b6dea" style:font-size-asian="10.5pt" style:font-weight-asian="normal" style:font-size-complex="10.5pt" style:font-weight-complex="normal"/>
    </style:style>
    <style:style style:name="T32" style:family="text">
      <style:text-properties style:font-name="Arial" fo:font-size="10.5pt" fo:font-weight="normal" officeooo:rsid="005f15b4" style:font-size-asian="10.5pt" style:font-weight-asian="normal" style:font-size-complex="10.5pt" style:font-weight-complex="normal"/>
    </style:style>
    <style:style style:name="T33" style:family="text">
      <style:text-properties style:font-name="Arial" fo:font-size="10.5pt" fo:font-weight="normal" officeooo:rsid="005f6595" style:font-size-asian="10.5pt" style:font-weight-asian="normal" style:font-size-complex="10.5pt" style:font-weight-complex="normal"/>
    </style:style>
    <style:style style:name="T34" style:family="text">
      <style:text-properties style:font-name="Arial" fo:font-size="10.5pt" fo:font-weight="normal" officeooo:rsid="0060744c" style:font-size-asian="10.5pt" style:font-weight-asian="normal" style:font-size-complex="10.5pt" style:font-weight-complex="normal"/>
    </style:style>
    <style:style style:name="T35" style:family="text">
      <style:text-properties style:font-name="Arial" fo:font-size="10.5pt" fo:font-weight="normal" officeooo:rsid="0061cd71" style:font-size-asian="10.5pt" style:font-weight-asian="normal" style:font-size-complex="10.5pt" style:font-weight-complex="normal"/>
    </style:style>
    <style:style style:name="T36" style:family="text">
      <style:text-properties style:font-name="Arial" fo:font-size="10.5pt" fo:font-weight="normal" officeooo:rsid="00642008" style:font-size-asian="10.5pt" style:font-weight-asian="normal" style:font-size-complex="10.5pt" style:font-weight-complex="normal"/>
    </style:style>
    <style:style style:name="T37" style:family="text">
      <style:text-properties style:font-name="Arial" fo:font-size="10.5pt" fo:font-weight="normal" officeooo:rsid="00651612" style:font-size-asian="10.5pt" style:font-weight-asian="normal" style:font-size-complex="10.5pt" style:font-weight-complex="normal"/>
    </style:style>
    <style:style style:name="T38" style:family="text">
      <style:text-properties style:font-name="Arial" fo:font-size="10.5pt" fo:font-weight="normal" officeooo:rsid="0066cb3c" style:font-size-asian="10.5pt" style:font-weight-asian="normal" style:font-size-complex="10.5pt" style:font-weight-complex="normal"/>
    </style:style>
    <style:style style:name="T39" style:family="text">
      <style:text-properties style:font-name="Arial" fo:font-size="10.5pt" fo:font-weight="normal" officeooo:rsid="00670483" style:font-size-asian="10.5pt" style:font-weight-asian="normal" style:font-size-complex="10.5pt" style:font-weight-complex="normal"/>
    </style:style>
    <style:style style:name="T40" style:family="text">
      <style:text-properties style:font-name="Arial" fo:font-size="10.5pt" fo:font-weight="normal" officeooo:rsid="006db98d" style:font-size-asian="10.5pt" style:font-weight-asian="normal" style:font-size-complex="10.5pt" style:font-weight-complex="normal"/>
    </style:style>
    <style:style style:name="T41" style:family="text">
      <style:text-properties style:font-name="Arial" fo:font-size="10.5pt" fo:font-weight="normal" officeooo:rsid="006dbc13" style:font-size-asian="10.5pt" style:font-weight-asian="normal" style:font-size-complex="10.5pt" style:font-weight-complex="normal"/>
    </style:style>
    <style:style style:name="T42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43" style:family="text">
      <style:text-properties style:font-name="Arial" fo:font-size="10.5pt" fo:font-weight="bold" officeooo:rsid="001fcfe1" style:font-size-asian="10.5pt" style:font-weight-asian="bold" style:font-size-complex="10.5pt" style:font-weight-complex="bold"/>
    </style:style>
    <style:style style:name="T44" style:family="text">
      <style:text-properties style:font-name="Arial" fo:font-size="10.5pt" fo:font-weight="bold" officeooo:rsid="0032371a" style:font-size-asian="10.5pt" style:font-weight-asian="bold" style:font-size-complex="10.5pt" style:font-weight-complex="bold"/>
    </style:style>
    <style:style style:name="T45" style:family="text">
      <style:text-properties style:font-name="Arial" fo:font-size="10.5pt" fo:font-weight="bold" officeooo:rsid="005f15b4" style:font-size-asian="10.5pt" style:font-weight-asian="bold" style:font-size-complex="10.5pt" style:font-weight-complex="bold"/>
    </style:style>
    <style:style style:name="T46" style:family="text">
      <style:text-properties style:font-name="Arial" fo:font-size="10.5pt" fo:font-weight="bold" officeooo:rsid="005f6595" style:font-size-asian="10.5pt" style:font-weight-asian="bold" style:font-size-complex="10.5pt" style:font-weight-complex="bold"/>
    </style:style>
    <style:style style:name="T47" style:family="text">
      <style:text-properties style:font-name="Arial" fo:font-size="10.5pt" fo:font-weight="bold" officeooo:rsid="0060744c" style:font-size-asian="10.5pt" style:font-weight-asian="bold" style:font-size-complex="10.5pt" style:font-weight-complex="bold"/>
    </style:style>
    <style:style style:name="T48" style:family="text">
      <style:text-properties style:font-name="Arial" fo:font-size="10.5pt" fo:font-weight="bold" officeooo:rsid="00651612" style:font-size-asian="10.5pt" style:font-weight-asian="bold" style:font-size-complex="10.5pt" style:font-weight-complex="bold"/>
    </style:style>
    <style:style style:name="T49" style:family="text">
      <style:text-properties style:font-name="Arial" fo:font-size="10.5pt" fo:font-weight="bold" officeooo:rsid="006952b7" style:font-size-asian="10.5pt" style:font-weight-asian="bold" style:font-size-complex="10.5pt" style:font-weight-complex="bold"/>
    </style:style>
    <style:style style:name="T50" style:family="text">
      <style:text-properties style:font-name="Arial" fo:font-size="10.5pt" fo:font-weight="bold" officeooo:rsid="006be8c7" style:font-size-asian="10.5pt" style:font-weight-asian="bold" style:font-size-complex="10.5pt" style:font-weight-complex="bold"/>
    </style:style>
    <style:style style:name="T51" style:family="text">
      <style:text-properties style:font-name="Arial" fo:font-size="10.5pt" fo:font-weight="bold" officeooo:rsid="006db98d" style:font-size-asian="10.5pt" style:font-weight-asian="bold" style:font-size-complex="10.5pt" style:font-weight-complex="bold"/>
    </style:style>
    <style:style style:name="T52" style:family="text">
      <style:text-properties style:font-name="Arial" fo:font-size="10.5pt" fo:font-weight="bold" officeooo:rsid="006e68c5" style:font-size-asian="10.5pt" style:font-weight-asian="bold" style:font-size-complex="10.5pt" style:font-weight-complex="bold"/>
    </style:style>
    <style:style style:name="T53" style:family="text">
      <style:text-properties style:font-name="Arial" fo:font-size="11pt" fo:font-style="normal" fo:font-weight="normal" officeooo:rsid="004197ec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4" style:family="text">
      <style:text-properties style:font-name="Arial" fo:font-size="11pt" fo:font-style="normal" fo:font-weight="normal" officeooo:rsid="002e516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5" style:family="text">
      <style:text-properties style:font-name="Arial" fo:font-size="11pt" fo:font-style="normal" fo:font-weight="normal" officeooo:rsid="004b0367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6" style:family="text">
      <style:text-properties style:font-name="Arial" fo:font-size="11pt" fo:font-style="normal" fo:font-weight="normal" officeooo:rsid="004ad4a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7" style:family="text">
      <style:text-properties style:font-name="Arial" fo:font-size="11pt" fo:font-style="normal" fo:font-weight="bold" officeooo:rsid="004ad4a2" style:font-size-asian="11pt" style:font-style-asian="normal" style:font-weight-asian="bold" style:font-name-complex="Arial1" style:font-size-complex="11pt" style:font-style-complex="normal" style:font-weight-complex="bold"/>
    </style:style>
    <style:style style:name="T58" style:family="text">
      <style:text-properties style:font-name="Arial" fo:font-size="11pt" fo:font-style="italic" fo:font-weight="normal" officeooo:rsid="004b0367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59" style:family="text">
      <style:text-properties officeooo:rsid="002a41e7"/>
    </style:style>
    <style:style style:name="T60" style:family="text">
      <style:text-properties officeooo:rsid="005d1ae6"/>
    </style:style>
    <style:style style:name="T61" style:family="text">
      <style:text-properties officeooo:rsid="005f15b4"/>
    </style:style>
    <style:style style:name="T62" style:family="text">
      <style:text-properties officeooo:rsid="006a91f1"/>
    </style:style>
    <style:style style:name="T63" style:family="text">
      <style:text-properties officeooo:rsid="006be8c7"/>
    </style:style>
    <style:style style:name="T64" style:family="text">
      <style:text-properties fo:color="#ff0000" loext:opacity="100%" style:font-name="Arial" fo:font-size="10.5pt" fo:font-weight="bold" officeooo:rsid="006be8c7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Nombre: <text:tab/><text:tab/><text:tab/><text:tab/><text:tab/><text:tab/><text:tab/><text:tab/>Nota: _______________</text:p>
      <text:p text:style-name="P9"/>
      <text:p text:style-name="P19"><text:span text:style-name="T62">02</text:span><text:span text:style-name="T60"> de </text:span><text:span text:style-name="T62">febre</text:span><text:span text:style-name="T60">ro de 202</text:span><text:span text:style-name="T62">4</text:span><text:span text:style-name="T60"><text:tab/></text:span><text:tab/><text:tab/><text:tab/><text:tab/><text:tab/> <text:s text:c="11"/><text:span text:style-name="T59">DPL</text:span>– <text:span text:style-name="T59">2</text:span>º <text:span text:style-name="T10">DAW </text:span></text:p>
      <text:p text:style-name="Standard"/>
      <text:p text:style-name="Standard"/>
      <text:p text:style-name="P21"><text:span text:style-name="T11">U.T.</text:span><text:span text:style-name="T15">5</text:span><text:span text:style-name="T11">. </text:span><text:span text:style-name="T13">Servicio</text:span><text:span text:style-name="T12"> </text:span><text:span text:style-name="T14">Transferencia de Archivos</text:span></text:p>
      <text:p text:style-name="P20"><text:span text:style-name="T17">Supuesto Práctico-(RA</text:span><text:span text:style-name="T18">4</text:span><text:span text:style-name="T17">)</text:span><text:span text:style-name="T16"> </text:span></text:p>
      <text:p text:style-name="P10"/>
      <text:p text:style-name="P14">Preparación del examen</text:p>
      <text:p text:style-name="P11"><text:s/></text:p>
      <text:list xml:id="list574595349" text:style-name="L1">
        <text:list-item>
          <text:p text:style-name="P27"><text:span text:style-name="T29">E</text:span><text:span text:style-name="T31">mplearemos la máquina virtual </text:span><text:span text:style-name="T30">empleada para la realización de la actividad.</text:span></text:p>
        </text:list-item>
        <text:list-item>
          <text:p text:style-name="P28"><text:span text:style-name="T53">C</text:span><text:span text:style-name="T56">ambia el nombre del equipo Linux por el nombre del alumno/a pare ello cambia el valor del archivo </text:span><text:span text:style-name="T57">/etc/hostname</text:span><text:span text:style-name="T56"> </text:span><text:span text:style-name="T58">y reinicia la máquina virtual (utiliza el comando reboot)</text:span></text:p>
        </text:list-item>
        <text:list-item>
          <text:p text:style-name="P29"><text:span text:style-name="T54">Usa este</text:span><text:span text:style-name="T55"> documento para realizar cada una de las cuestiones planteadas en el supuesto práctico. </text:span><text:span text:style-name="T54">Contesta a cada</text:span><text:span text:style-name="T55"> pregunta </text:span><text:span text:style-name="T54">con</text:span><text:span text:style-name="T55"> captura de la pantalla completa que se solicita. Guarda el documento con tu nombre para entregarlo </text:span><text:span text:style-name="T54">en formato pdf</text:span><text:span text:style-name="T58">.</text:span></text:p>
        </text:list-item>
      </text:list>
      <text:p text:style-name="P12"/>
      <text:p text:style-name="P13"/>
      <text:list xml:id="list991539825" text:style-name="L2">
        <text:list-item>
          <text:p text:style-name="P30"><text:span text:style-name="T32">Crear el directorio donde se alojarán los archivos del servidor FTP </text:span><text:span text:style-name="T33">con nombre </text:span><text:span text:style-name="T46">examen_UT</text:span><text:span text:style-name="T50">5</text:span><text:span text:style-name="T46">, </text:span><text:span text:style-name="T33">crear </text:span><text:span text:style-name="T32">un </text:span><text:span text:style-name="T45">nuevo usuario</text:span><text:span text:style-name="T32"> virtual que se llame </text:span><text:span text:style-name="T45">dpl-</text:span><text:span text:style-name="T64">nombrealumno</text:span><text:span text:style-name="T32"> y tenga de contraseña </text:span><text:span text:style-name="T45">2dawA </text:span><text:span text:style-name="T33">y configurar el virtualhost para esta configuración</text:span><text:span text:style-name="T20">.</text:span><text:span text:style-name="T21"> </text:span><text:span text:style-name="T22">(</text:span><text:span text:style-name="T47">4</text:span><text:span text:style-name="T43"> puntos</text:span><text:span text:style-name="T22">)</text:span><text:span text:style-name="T21">.</text:span></text:p>
          <text:list>
            <text:list-item>
              <text:p text:style-name="P30"><text:span text:style-name="T32">Crear </text:span><text:span text:style-name="T33">el directorio donde se alojarán los archivos del servidor FTP y crear </text:span><text:span text:style-name="T32">un </text:span><text:span text:style-name="T45">nuevo usuario</text:span><text:span text:style-name="T32"> virtual que se llame </text:span><text:span text:style-name="T45">dpl-</text:span><text:span text:style-name="T64">nombrealumno</text:span><text:span text:style-name="T32"> y tenga de contraseña </text:span><text:span text:style-name="T45">2dawA</text:span><text:span text:style-name="T27">.</text:span></text:p>
              <text:p text:style-name="P31"><text:span text:style-name="T32">A</text:span><text:span text:style-name="T26">portar las capturas de pantalla </text:span><text:span text:style-name="T33">donde se vea la creación de la carpeta </text:span><text:span text:style-name="T34">y captura donde se vea el comando con la creación del usuario, así como instantánea en la que se vea que está registrado en el archivo de usuarios virtuales</text:span><text:span text:style-name="T23"> (</text:span><text:span text:style-name="T33">2</text:span><text:span text:style-name="T23"> punto).</text:span></text:p>
            </text:list-item>
          </text:list>
        </text:list-item>
      </text:list>
      <text:p text:style-name="P17"/>
      <text:list xml:id="list144113633295542" text:continue-numbering="true" text:style-name="L2">
        <text:list-item>
          <text:list>
            <text:list-item>
              <text:p text:style-name="P32"><text:span text:style-name="T34">Realizar la configuración del virtualhost </text:span><text:span text:style-name="T35">por IP</text:span><text:span text:style-name="T34"> para que </text:span><text:span text:style-name="T35">permita el acceso a la carpeta FTP creada en el apartado anterior. Realizar </text:span><text:span text:style-name="T34">la </text:span><text:span text:style-name="T35">oper</text:span><text:span text:style-name="T34">ación </text:span><text:span text:style-name="T35">para que</text:span><text:span text:style-name="T34"> sea efectiva </text:span><text:span text:style-name="T35">la configuración efectuada en</text:span><text:span text:style-name="T34"> el </text:span><text:span text:style-name="T35">FTP</text:span><text:span text:style-name="T34"> a la nueva localización</text:span><text:span text:style-name="T24">.</text:span></text:p>
              <text:p text:style-name="P32"><text:span text:style-name="T26">Aportar captura de pantalla con los cambios realizados sobre el fichero </text:span><text:span text:style-name="T34">de configuración del proFTPd apuntando a la nueva ubicación y captura donde se vea que se hace efectivo el cambio realizado</text:span><text:span text:style-name="T26"> </text:span><text:span text:style-name="T24">(</text:span><text:span text:style-name="T34">2</text:span><text:span text:style-name="T24"> puntos) </text:span></text:p>
            </text:list-item>
          </text:list>
        </text:list-item>
      </text:list>
      <text:p text:style-name="P15"/>
      <text:list xml:id="list144112044790782" text:continue-numbering="true" text:style-name="L2">
        <text:list-item>
          <text:p text:style-name="P32">Configurar en el Gestor de sitios una plantilla de nombre Examen-<text:span text:style-name="T63">UT5</text:span> y subir archivos.</text:p>
          <text:p text:style-name="P23">(3 puntos)</text:p>
          <text:list>
            <text:list-item>
              <text:p text:style-name="P24"><text:span text:style-name="T61">Configurar en el Gestor de sitios una plantilla de nombre Examen-</text:span><text:span text:style-name="T63">UT5</text:span><text:span text:style-name="T61"> que contenga los datos de conexión al servidor con el usuario virtual y contraseña creados en el apartado anterior y comprobar que se conecta correctamente</text:span>.</text:p>
              <text:p text:style-name="P25"><text:soft-page-break/>Aportar captura de pantalla con la configuración de la planilla, así como captura donde se vea que se conecta de menera correcta al servidor (1,5 puntos)</text:p>
            </text:list-item>
            <text:list-item>
              <text:p text:style-name="P33"><text:span text:style-name="T36">Subir los archivos que se incluyen junto al enunciado del examen, que se encuentran comprimidos al servidor FTP creado y a través de consola verificar que los archivos se encuentran alojados en la carpeta del servidor.</text:span><text:span text:style-name="T27"> </text:span></text:p>
              <text:p text:style-name="P37"><text:span text:style-name="T27">A</text:span><text:span text:style-name="T19">portar cap</text:span><text:span text:style-name="T37">tura de pantalla donde se vea que se suben de manera correcta los dos archivos al servidor FTP y captura donde se vean los archivos alojados en el servidor.</text:span></text:p>
            </text:list-item>
          </text:list>
        </text:list-item>
      </text:list>
      <text:p text:style-name="P16"/>
      <text:p text:style-name="P18"/>
      <text:list xml:id="list144112585982056" text:continue-numbering="true" text:style-name="L2">
        <text:list-item>
          <text:p text:style-name="P34"><text:span text:style-name="T37">Desde la máquina principal de Windows 10 </text:span><text:span text:style-name="T40">o 11</text:span><text:span text:style-name="T37"> </text:span><text:span text:style-name="T39">instalar el cliente FileZilla, crear una plantilla para </text:span><text:span text:style-name="T37">conectarse al servidor FTP que se encuentra en la siguiente dirección </text:span><text:span text:style-name="T48">192.168.</text:span><text:span text:style-name="T51">192</text:span><text:span text:style-name="T48">.</text:span><text:span text:style-name="T52">219</text:span><text:span text:style-name="T37"> por </text:span><text:span text:style-name="T39">descargar el archivo de imagen que se encuentra en dicho servidor y abrirlo en el escritorio de la máquina principal</text:span><text:span text:style-name="T28">. </text:span><text:span text:style-name="T39">Las credenciales para poder conectar al servidor FTP son:</text:span></text:p>
        </text:list-item>
      </text:list>
      <text:list xml:id="list3974628243" text:style-name="L3">
        <text:list-item>
          <text:list>
            <text:list-item>
              <text:list>
                <text:list-item>
                  <text:p text:style-name="P38"><text:span text:style-name="T19">Usuario: </text:span><text:span text:style-name="T42">dpl-a</text:span></text:p>
                </text:list-item>
                <text:list-item>
                  <text:p text:style-name="P39"><text:span text:style-name="T19">Contraseña: </text:span><text:span text:style-name="T51">qwerty</text:span></text:p>
                </text:list-item>
              </text:list>
            </text:list-item>
          </text:list>
        </text:list-item>
      </text:list>
      <text:list xml:id="list144113266766466" text:continue-list="list144112585982056" text:style-name="L2">
        <text:list-header>
          <text:p text:style-name="P35"><text:span text:style-name="T25"><text:s/>(</text:span><text:span text:style-name="T44">3 puntos</text:span><text:span text:style-name="T25">):</text:span></text:p>
          <text:list>
            <text:list-header>
              <text:p text:style-name="P36"><text:span text:style-name="T37">Aportar captura de pantalla con la conexión al servidor FTP indicado </text:span><text:span text:style-name="T41">incluyendo captura del certificado de seguridad</text:span><text:span text:style-name="T37">, y aportar captura de pantalla con la descarga del archivo, </text:span><text:span text:style-name="T38">así como con la</text:span><text:span text:style-name="T37"> apertura </text:span><text:span text:style-name="T38">del mismo</text:span><text:span text:style-name="T25">. </text:span></text:p>
              <text:p text:style-name="P26"/>
            </text:list-header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72cm" table:align="center" style:writing-mode="lr-tb"/>
    </style:style>
    <style:style style:name="Tabla1.A" style:family="table-column">
      <style:table-column-properties style:column-width="2.2cm"/>
    </style:style>
    <style:style style:name="Tabla1.B" style:family="table-column">
      <style:table-column-properties style:column-width="2.498cm"/>
    </style:style>
    <style:style style:name="Tabla1.C" style:family="table-column">
      <style:table-column-properties style:column-width="9.707cm"/>
    </style:style>
    <style:style style:name="Tabla1.D" style:family="table-column">
      <style:table-column-properties style:column-width="2.868cm"/>
    </style:style>
    <style:style style:name="Tabla1.1" style:family="table-row">
      <style:table-row-properties style:row-height="2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table:align="left" style:writing-mode="lr-tb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05pt solid #000000" fo:border-bottom="none"/>
    </style:style>
    <style:style style:name="Tabla3.B1" style:family="table-cell">
      <style:table-cell-properties style:vertical-align="middle" fo:padding="0.097cm" fo:border-left="none" fo:border-right="none" fo:border-top="0.05pt solid #000000" fo:border-bottom="none"/>
    </style:style>
    <style:style style:name="MP1" style:family="paragraph" style:parent-style-name="Header">
      <style:text-properties officeooo:paragraph-rsid="001f15cd"/>
    </style:style>
    <style:style style:name="MP2" style:family="paragraph" style:parent-style-name="Standard">
      <style:text-properties officeooo:paragraph-rsid="0058219c"/>
    </style:style>
    <style:style style:name="M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1f15cd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fo:color="#6666ff" loext:opacity="100%" style:font-name="Calibri" fo:font-size="16pt" fo:language="es" fo:country="ES" fo:font-weight="bold" officeooo:rsid="001aac9b" officeooo:paragraph-rsid="002a41e7" style:font-size-asian="16pt" style:font-weight-asian="bold" style:font-name-complex="Calibri" style:font-size-complex="16pt" style:font-weight-complex="bold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a41e7"/>
    </style:style>
    <style:style style:name="MP6" style:family="paragraph" style:parent-style-name="Standard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1f15cd" style:font-size-asian="11.5pt" style:font-weight-asian="bold" style:font-name-complex="Calibri" style:font-size-complex="11.5pt" style:font-weight-complex="bold"/>
    </style:style>
    <style:style style:name="MP7" style:family="paragraph" style:parent-style-name="Default">
      <style:paragraph-properties fo:margin-top="0cm" fo:margin-bottom="0cm" style:contextual-spacing="false" fo:text-align="start" style:justify-single-word="false"/>
      <style:text-properties style:use-window-font-color="true" loext:opacity="0%" style:font-name="Calibri" fo:font-size="9pt" fo:language="es" fo:country="ES" fo:font-weight="normal" officeooo:rsid="0013bc01" officeooo:paragraph-rsid="0058219c" style:font-size-asian="9pt" style:font-weight-asian="normal" style:font-name-complex="Calibri" style:font-size-complex="9pt" style:font-weight-complex="normal"/>
    </style:style>
    <style:style style:name="MP8" style:family="paragraph" style:parent-style-name="Footer">
      <style:paragraph-properties fo:text-align="end" style:justify-single-word="false"/>
      <style:text-properties style:use-window-font-color="true" loext:opacity="0%" style:font-name="Calibri" fo:font-size="9pt" officeooo:paragraph-rsid="0058219c" fo:background-color="transparent" style:font-size-asian="9pt" style:font-size-complex="9pt"/>
    </style:style>
    <style:style style:name="MT1" style:family="text">
      <style:text-properties fo:color="#6666ff" loext:opacity="100%" style:font-name="Calibri" fo:font-size="16pt" fo:language="es" fo:country="ES" fo:font-weight="bold" officeooo:rsid="001aac9b" style:font-size-asian="16pt" style:font-weight-asian="bold" style:font-name-complex="Calibri" style:font-size-complex="16pt" style:font-weight-complex="bold"/>
    </style:style>
    <style:style style:name="MT2" style:family="text">
      <style:text-properties fo:color="#6666ff" loext:opacity="100%" style:font-name="Calibri" fo:font-size="16pt" fo:language="es" fo:country="ES" fo:font-weight="bold" officeooo:rsid="006c52af" style:font-size-asian="16pt" style:font-weight-asian="bold" style:font-name-complex="Calibri" style:font-size-complex="16pt" style:font-weight-complex="bold"/>
    </style:style>
    <style:style style:name="MT3" style:family="text">
      <style:text-properties fo:color="#6666ff" loext:opacity="100%" style:font-name="Calibri" fo:font-size="16pt" fo:language="es" fo:country="ES" fo:font-weight="bold" officeooo:rsid="003e12be" style:font-size-asian="16pt" style:font-weight-asian="bold" style:font-name-complex="Calibri" style:font-size-complex="16pt" style:font-weight-complex="bold"/>
    </style:style>
    <style:style style:name="MT4" style:family="text">
      <style:text-properties fo:color="#6666ff" loext:opacity="100%" style:font-name="Calibri" fo:font-size="16pt" fo:language="es" fo:country="ES" fo:font-weight="bold" officeooo:rsid="005ccf8a" style:font-size-asian="16pt" style:font-weight-asian="bold" style:font-name-complex="Calibri" style:font-size-complex="16pt" style:font-weight-complex="bold"/>
    </style:style>
    <style:style style:name="MT5" style:family="text">
      <style:text-properties officeooo:rsid="0015b571"/>
    </style:style>
    <style:style style:name="MT6" style:family="text">
      <style:text-properties fo:color="#000000" loext:opacity="100%"/>
    </style:style>
    <style:style style:name="MT7" style:family="text">
      <style:text-properties fo:color="#000000" loext:opacity="100%" style:text-underline-style="none" fo:background-color="transparent" loext:char-shading-value="0"/>
    </style:style>
    <style:style style:name="MT8" style:family="text">
      <style:text-properties officeooo:rsid="0015d8f1"/>
    </style:style>
    <style:style style:name="MT9" style:family="text">
      <style:text-properties officeooo:rsid="0012983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3"><draw:frame draw:style-name="Mfr1" draw:name="Imagen6" text:anchor-type="paragraph" svg:x="2.224cm" svg:y="0.095cm" svg:width="2.113cm" svg:height="1.863cm" draw:z-index="1"><draw:image xlink:href="Pictures/100000000000097C0000085EA36E270142D36904.jpg" xlink:type="simple" xlink:show="embed" xlink:actuate="onLoad" draw:mime-type="image/jpeg"/></draw:frame><draw:frame draw:style-name="Mfr1" draw:name="Imagen7" text:anchor-type="paragraph" svg:x="0cm" svg:y="0.145cm" svg:width="1.953cm" svg:height="1.718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4">Supuesto Práctico </text:p>
              <text:p text:style-name="MP5"><text:span text:style-name="MT1">UT</text:span><text:span text:style-name="MT2">5</text:span><text:span text:style-name="MT1"> </text:span><text:span text:style-name="MT3">Servicio </text:span><text:span text:style-name="MT4">Transferencia de Archivos</text:span><text:span text:style-name="MT1"> -RA </text:span><text:span text:style-name="MT4">4</text:span></text:p>
            </table:table-cell>
            <table:table-cell table:style-name="Tabla1.D1" office:value-type="string">
              <text:p text:style-name="MP6"><draw:frame draw:style-name="Mfr1" draw:name="Imagen8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7"><text:span text:style-name="MT5">FP Villa de Agüimes </text:span>C/ Alcorac n.º 50, Polígono Residencial de Arinaga, Agüimes CP 35118 </text:p>
              <text:p text:style-name="MP7">Tel: 928188949 Fax: 928188950 <text:s/><text:span text:style-name="MT6"><text:s/></text:span><text:span text:style-name="MT7">www.cifpvilladeaguimes.es <text:s text:c="2"/></text:span><text:span text:style-name="MT8">cifpvilladeaguimes@gmail.com</text:span></text:p>
            </table:table-cell>
            <table:table-cell table:style-name="Tabla3.B1" office:value-type="string">
              <text:p text:style-name="MP8"><text:span text:style-name="MT9">Página </text:span><text:page-number text:select-page="current">2</text:page-number><text:s/><text:span text:style-name="MT9">de </text:span><text:span text:style-name="MT9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8:31:57.670000000</meta:creation-date>
    <dc:date>2024-02-02T14:41:10.976000000</dc:date>
    <meta:editing-duration>PT5H22M17S</meta:editing-duration>
    <meta:editing-cycles>63</meta:editing-cycles>
    <meta:generator>LibreOffice/7.3.6.2$Windows_X86_64 LibreOffice_project/c28ca90fd6e1a19e189fc16c05f8f8924961e12e</meta:generator>
    <meta:document-statistic meta:table-count="2" meta:image-count="3" meta:object-count="0" meta:page-count="2" meta:paragraph-count="30" meta:word-count="567" meta:character-count="3508" meta:non-whitespace-character-count="2937"/>
  </office:meta>
</office:document-meta>
</file>